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venir Heavy" svg:font-family="'Avenir Heavy'" style:font-family-generic="roman" style:font-pitch="variable"/>
    <style:font-face style:name="Cambria" svg:font-family="Cambria" style:font-family-generic="roman" style:font-pitch="variable"/>
    <style:font-face style:name="Dosis Light" svg:font-family="'Dosis Light'" style:font-family-generic="roman" style:font-pitch="variable"/>
    <style:font-face style:name="Dosis Regular" svg:font-family="'Dosis Regular'" style:font-family-generic="roman" style:font-pitch="variable"/>
    <style:font-face style:name="Open Sans" svg:font-family="'Open San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List_20_Paragraph" style:list-style-name="WWNum1"/>
    <style:style style:name="P3" style:family="paragraph" style:parent-style-name="Standard" style:master-page-name="Standard">
      <style:paragraph-properties style:page-number="auto"/>
      <style:text-properties fo:color="#4700b8" style:font-name="Avenir Heavy" fo:font-size="36pt" style:text-underline-style="none" style:font-size-asian="36pt"/>
    </style:style>
    <style:style style:name="T1" style:family="text">
      <style:text-properties officeooo:rsid="001779e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oPaD</text:p>
      <text:p text:style-name="Standard"/>
      <text:p text:style-name="Standard">Fraktion der<text:line-break/>Komischen Partei Deutschlands (KoPaD)</text:p>
      <text:p text:style-name="Standard"/>
      <text:p text:style-name="Standard"/>
      <text:p text:style-name="Standard">An die Obe<text:bookmark text:name="_GoBack"/>rbürgermeisterin</text:p>
      <text:p text:style-name="Standard"/>
      <text:p text:style-name="P1">Anfrage an die Verwaltung zum Thema Open Data</text:p>
      <text:p text:style-name="Standard"/>
      <text:p text:style-name="Standard">Lorem ipsum dolor sit amet, consetetur sadipscing elitr, sed diam nonumy eirmod tempor invidunt ut labore et dolore magna aliquyam erat, sed diam voluptua. At vero eos et accusam et justo duo dolores et ea rebum.</text:p>
      <text:p text:style-name="Standard"/>
      <text:list xml:id="list6444118953293388723" text:style-name="WWNum1">
        <text:list-item>
          <text:p text:style-name="P2">Stet clita kasd gubergren, no sea takimata sanctus est Lorem ipsum dolor sit amet. Lorem ipsum dolor sit amet, consetetur sadipscing elitr, sed diam nonumy eirmod tempor invidunt ut labore et dolore magna aliquyam erat, sed diam voluptua?</text:p>
        </text:list-item>
        <text:list-item>
          <text:p text:style-name="P2">At vero eos et accusam et justo duo dolores et ea rebum? Stet clita kasd gubergren, no sea takimata sanctus est Lorem ipsum dolor sit amet.</text:p>
        </text:list-item>
        <text:list-item>
          <text:p text:style-name="P2">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list-item>
      </text:list>
      <text:p text:style-name="Standard"/>
      <text:p text:style-name="Standard">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Standard"/>
      <text:p text:style-name="Standard">Mit freundlichen Grüßen</text:p>
      <text:p text:style-name="Standard"/>
      <text:p text:style-name="Standard"/>
      <text:p text:style-name="Standard"/>
      <text:p text:style-name="Standard">Horst Schlämmer</text:p>
      <text:p text:style-name="Standard"/>
      <text:p text:style-name="Standard">Stellvertr. Fraktionsvorsitzender</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Avenir Heavy" svg:font-family="'Avenir Heavy'" style:font-family-generic="roman" style:font-pitch="variable"/>
    <style:font-face style:name="Cambria" svg:font-family="Cambria" style:font-family-generic="roman" style:font-pitch="variable"/>
    <style:font-face style:name="Dosis Light" svg:font-family="'Dosis Light'" style:font-family-generic="roman" style:font-pitch="variable"/>
    <style:font-face style:name="Dosis Regular" svg:font-family="'Dosis Regular'" style:font-family-generic="roman" style:font-pitch="variable"/>
    <style:font-face style:name="Open Sans" svg:font-family="'Open San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de" fo:country="DE" style:letter-kerning="true" style:font-name-asian="SimSun" style:font-size-asian="12pt" style:language-asian="de" style:country-asian="DE"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de" fo:country="DE" style:letter-kerning="true" style:font-name-asian="SimSun" style:font-size-asian="12pt" style:language-asian="de" style:country-asian="DE"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font-name="Open Sans" fo:font-family="'Open Sans'" style:font-family-generic="roman" style:font-pitch="variable" fo:font-size="11pt" style:font-size-asian="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Standard" style:default-outline-level="2" style:list-style-name="" style:class="text">
      <style:paragraph-properties fo:margin-top="0.353cm" fo:margin-bottom="0cm" style:contextual-spacing="false" fo:keep-together="always" fo:keep-with-next="always"/>
      <style:text-properties fo:color="#000000" style:font-name="Dosis Regular" fo:font-family="'Dosis Regular'" style:font-family-generic="roman" style:font-pitch="variable" fo:font-size="13pt" style:font-size-asian="13pt" style:font-name-complex="Tahoma" style:font-family-complex="Tahoma" style:font-family-generic-complex="system" style:font-pitch-complex="variable" style:font-size-complex="13pt" style:font-weight-complex="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Dosis Light" fo:font-family="'Dosis Light'" style:font-family-generic="roman" style:font-pitch="variable"/>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Überschrift_20_2_20_Zeichen" style:display-name="Überschrift 2 Zeichen" style:family="text" style:parent-style-name="Default_20_Paragraph_20_Font">
      <style:text-properties fo:color="#000000" style:font-name="Dosis Regular" fo:font-family="'Dosis Regular'" style:font-family-generic="roman" style:font-pitch="variable" fo:font-size="13pt" style:font-size-asian="13pt" style:font-name-complex="Tahoma" style:font-family-complex="Tahoma" style:font-family-generic-complex="system" style:font-pitch-complex="variable" style:font-size-complex="13pt" style:font-weight-complex="bold"/>
    </style:style>
    <style:style style:name="Kopfzeile_20_Zeichen" style:display-name="Kopfzeile Zeichen" style:family="text" style:parent-style-name="Default_20_Paragraph_20_Font">
      <style:text-properties style:font-name="Open Sans" fo:font-family="'Open Sans'" style:font-family-generic="roman" style:font-pitch="variable" fo:font-size="11pt" style:font-size-asian="11pt"/>
    </style:style>
    <style:style style:name="Fußzeile_20_Zeichen" style:display-name="Fußzeile Zeichen" style:family="text" style:parent-style-name="Default_20_Paragraph_20_Font">
      <style:text-properties style:font-name="Dosis Light" fo:font-family="'Dosis Light'" style:font-family-generic="roman" style:font-pitch="variable" fo:font-size="11pt" style:font-size-asian="11pt"/>
    </style:style>
    <style:style style:name="Internet_20_link" style:display-name="Internet link" style:family="text" style:parent-style-name="Default_20_Paragraph_20_Font">
      <style:text-properties fo:color="#7f7f7f" fo:language="zxx" fo:country="none" style:text-underline-style="none"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p text:style-name="Footer">OParl Beispieldokument – <text:a xlink:type="simple" xlink:href="http://oparl.de/">http://oparl.</text:a><text:a xlink:type="simple" xlink:href="http://oparl.de/">org</text:a><text:a xlink:type="simple" xlink:href="http://oparl.de/">/</text:a>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an Steinbach</meta:initial-creator>
    <meta:editing-cycles>5</meta:editing-cycles>
    <meta:creation-date>2014-01-22T17:29:00</meta:creation-date>
    <dc:date>2014-05-27T14:57:02.201676000</dc:date>
    <meta:editing-duration>P0D</meta:editing-duration>
    <meta:generator>LibreOffice/4.2.4.2$MacOSX_X86_64 LibreOffice_project/63150712c6d317d27ce2db16eb94c2f3d7b699f8</meta:generator>
    <meta:document-statistic meta:table-count="0" meta:image-count="0" meta:object-count="0" meta:page-count="1" meta:paragraph-count="13" meta:word-count="245" meta:character-count="1545" meta:non-whitespace-character-count="131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